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2000003036897BBB1E2F4E5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2.37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Pla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999cm" svg:height="15.485cm" svg:x="-0.297cm" svg:y="0.331cm">
          <draw:image xlink:href="Pictures/1000020100000572000003036897BBB1E2F4E57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3" draw:layer="layout" svg:width="4.064cm" svg:height="3.302cm" svg:x="1.778cm" svg:y="11.298cm">
          <text:p text:style-name="P3"><text:a xlink:href="../../Robot_Arm/Basic_arm.odp" xlink:type="simple">Basic arm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064cm" svg:height="3.302cm" svg:x="8.128cm" svg:y="1.016cm">
          <text:p text:style-name="P3">W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064cm" svg:height="3.302cm" svg:x="14.732cm" svg:y="1.016cm">
          <text:p text:style-name="P3">Control<text:line-break/>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064cm" svg:height="3.302cm" svg:x="21.082cm" svg:y="1.016cm">
          <text:p text:style-name="P3">Picup <text:line-break/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064cm" svg:height="3.302cm" svg:x="1.524cm" svg:y="6.096cm">
          <text:p text:style-name="P3">Enviromental<text:line-break/>de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064cm" svg:height="3.302cm" svg:x="1.628cm" svg:y="0.651cm">
          <text:p text:style-name="P3"><text:a xlink:href="../../Robot_Arm/I2C_To_Motors/I2C_To_Motor.odp" xlink:type="simple">I2CTo2Motors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26:50.619587196</meta:creation-date>
    <meta:generator>LibreOffice/6.0.7.3$Linux_X86_64 LibreOffice_project/00m0$Build-3</meta:generator>
    <dc:date>2020-04-09T18:04:23.449319846</dc:date>
    <meta:editing-duration>PT1H47M50S</meta:editing-duration>
    <meta:editing-cycles>4</meta:editing-cycles>
    <meta:document-statistic meta:object-count="36"/>
  </office:meta>
</office:document-meta>
</file>